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margin-top="0.1189in" fo:margin-bottom="0.1189in"/>
    </style:style>
    <style:style style:name="P2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top="0.1583in" fo:margin-bottom="0.1583in" fo:line-height="100%"/>
    </style:style>
    <style:style style:name="P4" style:family="paragraph">
      <style:paragraph-properties fo:margin-top="0.0398in" fo:margin-bottom="0.0398in" fo:line-height="100%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gr1" style:family="graphic">
      <style:graphic-properties draw:stroke="solid" svg:stroke-width="0.0299in" svg:stroke-color="#000000" draw:marker-start-width="0.2244in" draw:marker-end-width="0.2244in" draw:fill="none" draw:fill-color="#ffffff" fo:min-height="3.4598in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2" svg:width="2.5205in" svg:height="3.4894in" svg:x="-0.5264in" svg:y="-0.5173in"><draw:text-box><text:p text:style-name="P1"><text:span text:style-name="T1"><text:s/></text:span><text:span text:style-name="T2">Attack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with target <text:s text:c="3"/>character this turn. The <text:s text:c="7"/>damage is based on the <text:s text:c="7"/>character base status plus 2</text:span></text:p></draw:text-box></draw:frame><draw:frame text:anchor-type="paragraph" draw:z-index="1" draw:name="Shape1" draw:style-name="gr1" draw:text-style-name="P2" svg:width="2.5205in" svg:height="3.4894in" svg:x="2.1819in" svg:y="-0.5457in"><draw:text-box><text:p text:style-name="P1"><text:span text:style-name="T1"><text:s/></text:span><text:span text:style-name="T2">Attack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with target <text:s text:c="3"/>character this turn. The <text:s text:c="7"/>damage is based on the <text:s text:c="7"/>character base status plus <text:s text:c="4"/>4.</text:span></text:p></draw:text-box></draw:frame><draw:frame text:anchor-type="paragraph" draw:z-index="2" draw:name="Shape1" draw:style-name="gr1" draw:text-style-name="P2" svg:width="2.5205in" svg:height="3.4894in" svg:x="4.8047in" svg:y="-0.5744in"><draw:text-box><text:p text:style-name="P1"><text:span text:style-name="T1"><text:s/></text:span><text:span text:style-name="T2">Attack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with target <text:s text:c="3"/>character this turn. The <text:s text:c="7"/>damage is double of your <text:s text:c="4"/>character base status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name="Shape1" draw:style-name="gr1" draw:text-style-name="P2" svg:width="2.5205in" svg:height="3.4894in" svg:x="-0.5835in" svg:y="0.1126in"><draw:text-box><text:p text:style-name="P1"><text:span text:style-name="T1"><text:s/></text:span><text:span text:style-name="T2">Attack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with target <text:s text:c="3"/>character this turn. The <text:s text:c="7"/>damage is based on the <text:s text:c="7"/>character base status plus <text:s text:c="4"/>10.</text:span></text:p></draw:text-box></draw:frame><draw:frame text:anchor-type="paragraph" draw:z-index="4" draw:name="Shape1" draw:style-name="gr1" draw:text-style-name="P2" svg:width="2.5205in" svg:height="3.4894in" svg:x="2.1252in" svg:y="0.0839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use armor of <text:s text:c="10"/>target character this turn. <text:s text:c="4"/>Your armor is based on the <text:s/>character base status.</text:span></text:p></draw:text-box></draw:frame><draw:frame text:anchor-type="paragraph" draw:z-index="5" draw:name="Shape1" draw:style-name="gr1" draw:text-style-name="P2" svg:width="2.5205in" svg:height="3.4894in" svg:x="4.748in" svg:y="0.0555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use armor of <text:s text:c="10"/>target character this turn. <text:s text:c="4"/>Your armor is based on the <text:s/>character base status plus <text:s text:c="4"/>2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" draw:name="Shape1" draw:style-name="gr1" draw:text-style-name="P2" svg:width="2.5205in" svg:height="3.4894in" svg:x="-0.5929in" svg:y="0.1583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use armor of <text:s text:c="10"/>target character this turn. <text:s text:c="4"/>Your armor is based on the <text:s/>character base status plus <text:s text:c="4"/>4.</text:span></text:p></draw:text-box></draw:frame><draw:frame text:anchor-type="paragraph" draw:z-index="7" draw:name="Shape1" draw:style-name="gr1" draw:text-style-name="P2" svg:width="2.5205in" svg:height="3.4894in" svg:x="2.1154in" svg:y="0.1583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use armor of <text:s text:c="10"/>target character this turn. <text:s text:c="4"/>Your armor is double of <text:s text:c="6"/>your character base status.</text:span></text:p></draw:text-box></draw:frame><draw:frame text:anchor-type="paragraph" draw:z-index="8" draw:name="Shape1" draw:style-name="gr1" draw:text-style-name="P2" svg:width="2.5205in" svg:height="3.4894in" svg:x="4.7382in" svg:y="0.1583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use armor of <text:s text:c="10"/>target character this turn. <text:s text:c="4"/>Your armor is based on the <text:s/>character base status plus <text:s text:c="4"/>10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name="Shape1" draw:style-name="gr1" draw:text-style-name="P2" svg:width="2.5205in" svg:height="3.4894in" svg:x="2.172in" svg:y="-0.4299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r character life this <text:s text:c="8"/>turn is now your characters <text:s/>base status plus 4.</text:span></text:p></draw:text-box></draw:frame><draw:frame text:anchor-type="paragraph" draw:z-index="9" draw:name="Shape1" draw:style-name="gr1" draw:text-style-name="P2" svg:width="2.5205in" svg:height="3.4894in" svg:x="-0.5362in" svg:y="-0.4016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r character life this <text:s text:c="8"/>turn is now your characters <text:s/>base status plus 2.</text:span></text:p></draw:text-box></draw:frame><draw:frame text:anchor-type="paragraph" draw:z-index="11" draw:name="Shape1" draw:style-name="gr1" draw:text-style-name="P2" svg:width="2.5205in" svg:height="3.4894in" svg:x="4.8146in" svg:y="-0.4472in"><draw:text-box><text:p text:style-name="P1"><text:span text:style-name="T1"><text:s/></text:span><text:span text:style-name="T2">Defens</text:span><text:span text:style-name="T2">e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r character </text:span><text:span text:style-name="T4">life this <text:s text:c="8"/></text:span><text:span text:style-name="T4">turn is now the </text:span><text:span text:style-name="T4">double of <text:s text:c="4"/></text:span><text:span text:style-name="T4">your characters </text:span><text:span text:style-name="T4">base status.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3" draw:name="Shape1" draw:style-name="gr1" draw:text-style-name="P2" svg:width="2.5205in" svg:height="3.4894in" svg:x="2.172in" svg:y="0.0602in"><draw:text-box><text:p text:style-name="P1"><text:span text:style-name="T1"><text:s/></text:span><text:span text:style-name="T2">Defens</text:span><text:span text:style-name="T2">e</text:span></text:p><text:p text:style-name="P1"><text:span text:style-name="T3"><text:s/></text:span><text:span text:style-name="T3">Action Card</text:span></text:p><text:p text:style-name="P3"><text:span text:style-name="T4"><text:s/></text:span><text:span text:style-name="T4">Choose one- </text:span><text:span text:style-name="T5"><text:s/></text:span></text:p><text:p text:style-name="P4"><text:span text:style-name="T5"><text:s/></text:span><text:span text:style-name="T5">- Draw 2 action </text:span><text:span text:style-name="T5">cards;</text:span></text:p><text:p text:style-name="P4"><text:span text:style-name="T5"><text:s/></text:span><text:span text:style-name="T5">- You can use 2 </text:span><text:span text:style-name="T5">more actions <text:s text:c="5"/></text:span><text:span text:style-name="T5">this turn; </text:span></text:p><text:p text:style-name="P4"><text:span text:style-name="T5"><text:s/></text:span><text:span text:style-name="T5">- Copy target </text:span><text:span text:style-name="T5">action (you can <text:s text:c="2"/></text:span><text:span text:style-name="T5"><text:s text:c="2"/>choose new </text:span><text:span text:style-name="T5">targets for the <text:s text:c="5"/></text:span><text:span text:style-name="T5"><text:s text:c="4"/>copy); </text:span></text:p><text:p text:style-name="P4"><text:span text:style-name="T5"><text:s/></text:span><text:span text:style-name="T5">- You can attack </text:span><text:span text:style-name="T5">and use armor <text:s/></text:span><text:span text:style-name="T5">with target </text:span><text:span text:style-name="T5">character this </text:span><text:span text:style-name="T5">turn.</text:span></text:p></draw:text-box></draw:frame><draw:frame text:anchor-type="paragraph" draw:z-index="14" draw:name="Shape1" draw:style-name="gr1" draw:text-style-name="P2" svg:width="2.5205in" svg:height="3.4894in" svg:x="4.8146in" svg:y="0.0429in"><draw:text-box><text:p text:style-name="P1"><text:span text:style-name="T1"><text:s/></text:span><text:span text:style-name="T2">Opportunity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Draw 2 action cards.</text:span></text:p></draw:text-box></draw:frame><draw:frame text:anchor-type="paragraph" draw:z-index="12" draw:name="Shape1" draw:style-name="gr1" draw:text-style-name="P2" svg:width="2.5205in" svg:height="3.4894in" svg:x="-0.5362in" svg:y="0.089in"><draw:text-box><text:p text:style-name="P1"><text:span text:style-name="T1"><text:s/></text:span><text:span text:style-name="T2">Defense</text:span></text:p><text:p text:style-name="P1"><text:span text:style-name="T3"><text:s/></text:span><text:span text:style-name="T3">Action Card</text:span></text:p><text:p text:style-name="P3"><text:span text:style-name="T4"><text:s/></text:span><text:span text:style-name="T4">Choose two- </text:span><text:span text:style-name="T5"><text:s/></text:span></text:p><text:p text:style-name="P4"><text:span text:style-name="T5"><text:s/></text:span><text:span text:style-name="T5">- Draw 2 action cards;</text:span></text:p><text:p text:style-name="P4"><text:span text:style-name="T5"><text:s/></text:span><text:span text:style-name="T5">- You can use 2 more actions <text:s text:c="2"/></text:span><text:span text:style-name="T5"><text:s text:c="3"/>this turn; </text:span></text:p><text:p text:style-name="P4"><text:span text:style-name="T5"><text:s/></text:span><text:span text:style-name="T5">- Copy target action (you can <text:s text:c="2"/></text:span><text:span text:style-name="T5"><text:s text:c="2"/>choose new targets for the <text:s text:c="6"/></text:span><text:span text:style-name="T5"><text:s text:c="3"/>copy); </text:span></text:p><text:p text:style-name="P4"><text:span text:style-name="T5"><text:s/></text:span><text:span text:style-name="T5">- You can attack and use </text:span><text:span text:style-name="T5">armor <text:s/>with target character this </text:span><text:span text:style-name="T5">turn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5" draw:name="Shape1" draw:style-name="gr1" draw:text-style-name="P2" svg:width="2.5205in" svg:height="3.4894in" svg:x="-0.5362in" svg:y="0.0457in"><draw:text-box><text:p text:style-name="P1"><text:span text:style-name="T1"><text:s/></text:span><text:span text:style-name="T2">Opport</text:span><text:span text:style-name="T2">unity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use 2 </text:span><text:span text:style-name="T4">more <text:s text:c="13"/></text:span><text:span text:style-name="T4">actions this </text:span><text:span text:style-name="T4">turn.</text:span></text:p></draw:text-box></draw:frame><draw:frame text:anchor-type="paragraph" draw:z-index="16" draw:name="Shape1" draw:style-name="gr1" draw:text-style-name="P2" svg:width="2.5205in" svg:height="3.4894in" svg:x="2.172in" svg:y="0.0173in"><draw:text-box><text:p text:style-name="P1"><text:span text:style-name="T1"><text:s/></text:span><text:span text:style-name="T2">Opportunity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Copy target action (you <text:s text:c="7"/>can choose new targets for <text:s text:c="2"/>the copy).</text:span></text:p></draw:text-box></draw:frame><draw:frame text:anchor-type="paragraph" draw:z-index="17" draw:name="Shape1" draw:style-name="gr1" draw:text-style-name="P2" svg:width="2.5205in" svg:height="3.4894in" svg:x="4.8146in" svg:y="0in"><draw:text-box><text:p text:style-name="P1"><text:span text:style-name="T1"><text:s/></text:span><text:span text:style-name="T2">Opport</text:span><text:span text:style-name="T2">unity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</text:span><text:span text:style-name="T4">and use <text:s text:c="8"/></text:span><text:span text:style-name="T4">armor with </text:span><text:span text:style-name="T4">target character </text:span><text:span text:style-name="T4"><text:s/>this turn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8" draw:name="Shape1" draw:style-name="gr1" draw:text-style-name="P2" svg:width="2.5205in" svg:height="3.4894in" svg:x="-0.5362in" svg:y="0.0457in"><draw:text-box><text:p text:style-name="P1"><text:span text:style-name="T1"><text:s/></text:span><text:span text:style-name="T2">Opportu</text:span><text:span text:style-name="T2">nity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Counter target </text:span><text:span text:style-name="T4">action.</text:span></text:p></draw:text-box></draw:frame><draw:frame text:anchor-type="paragraph" draw:z-index="19" draw:name="Shape1" draw:style-name="gr1" draw:text-style-name="P2" svg:width="2.5205in" svg:height="3.4894in" svg:x="2.172in" svg:y="0.0173in"><draw:text-box><text:p text:style-name="P1"><text:span text:style-name="T1"><text:s/></text:span><text:span text:style-name="T2">Opport</text:span><text:span text:style-name="T2">unity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Counter target </text:span><text:span text:style-name="T4">action. <text:s text:c="10"/></text:span><text:span text:style-name="T4">Then draw a </text:span><text:span text:style-name="T4">card.</text:span></text:p></draw:text-box></draw:frame><draw:frame text:anchor-type="paragraph" draw:z-index="20" draw:name="Shape1" draw:style-name="gr1" draw:text-style-name="P2" svg:width="2.5205in" svg:height="3.4894in" svg:x="4.8335in" svg:y="-0.0075in"><draw:text-box><text:p text:style-name="P1"><text:span text:style-name="T1"><text:s/></text:span><text:span text:style-name="T2">Attack</text:span></text:p><text:p text:style-name="P1"><text:span text:style-name="T3"><text:s/></text:span><text:span text:style-name="T3">Action Card</text:span></text:p><text:p text:style-name="P1"><text:span text:style-name="T4"><text:s/></text:span><text:span text:style-name="T4">You can attack </text:span><text:span text:style-name="T4">with target <text:s text:c="3"/></text:span><text:span text:style-name="T4">character this </text:span><text:span text:style-name="T4">turn. The <text:s text:c="7"/></text:span><text:span text:style-name="T4">damage is </text:span><text:span text:style-name="T4">based on the <text:s text:c="4"/></text:span><text:span text:style-name="T4"><text:s text:c="3"/>character </text:span><text:span text:style-name="T4">base status.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5:51:38.183820988</meta:creation-date>
    <dc:date>2018-02-24T16:59:32.838216853</dc:date>
    <meta:editing-duration>PT33M4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